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200000082945FDF3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212cm" fo:margin-bottom="0.106cm" fo:line-height="100%" fo:text-align="start" style:justify-single-word="false" fo:orphans="2" fo:widows="2" fo:text-indent="0cm" style:auto-text-indent="false" fo:break-before="auto" fo:break-after="auto" fo:keep-with-next="always" style:writing-mode="lr-tb"/>
    </style:style>
    <style:style style:name="P7" style:family="paragraph" style:parent-style-name="Standard">
      <style:paragraph-properties fo:margin-left="0cm" fo:margin-right="0cm" fo:margin-top="0.212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</style:style>
    <style:style style:name="P8" style:family="paragraph" style:parent-style-name="Standard">
      <style:paragraph-properties fo:margin-left="0cm" fo:margin-right="0cm" fo:margin-top="0cm" fo:margin-bottom="0.212cm" fo:line-height="100%" fo:text-align="start" style:justify-single-word="false" fo:keep-together="always" fo:orphans="2" fo:widows="2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.12cm" fo:margin-top="0.071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cm" fo:margin-top="0.212cm" fo:margin-bottom="0cm" fo:line-height="100%" fo:text-align="start" style:justify-single-word="false" fo:orphans="2" fo:widows="2" fo:text-indent="1.27cm" style:auto-text-indent="false" fo:break-before="auto" fo:break-after="auto" fo:keep-with-next="always" style:writing-mode="lr-tb"/>
    </style:style>
    <style:style style:name="P11" style:family="paragraph" style:parent-style-name="Standard">
      <style:paragraph-properties fo:margin-left="1.27cm" fo:margin-right="0cm" fo:margin-top="0cm" fo:margin-bottom="0.212cm" fo:line-height="100%" fo:text-align="justify" style:justify-single-word="false" fo:keep-together="always" fo:orphans="2" fo:widows="2" fo:text-indent="0cm" style:auto-text-indent="false" fo:break-before="auto" fo:break-after="auto" style:writing-mode="lr-tb"/>
    </style:style>
    <style:style style:name="P12" style:family="paragraph" style:parent-style-name="Standard" style:master-page-name="Standard">
      <style:paragraph-properties fo:margin-left="0cm" fo:margin-right="0cm" fo:margin-top="0cm" fo:margin-bottom="0.353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P13" style:family="paragraph" style:parent-style-name="Standard" style:list-style-name="LS1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4" style:family="paragraph" style:parent-style-name="Standard" style:list-style-name="LS2">
      <style:paragraph-properties fo:margin-left="0cm" fo:margin-right="0cm" fo:margin-top="0cm" fo:margin-bottom="0cm" fo:line-height="100%" fo:text-align="justify" style:justify-single-word="false" fo:keep-together="always" fo:orphans="2" fo:widows="2" fo:text-indent="0cm" style:auto-text-indent="false" fo:break-before="auto" fo:break-after="auto" style:writing-mode="lr-tb"/>
    </style:style>
    <style:style style:name="P15" style:family="paragraph" style:parent-style-name="Standard" style:list-style-name="LS3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auto" fo:break-after="auto" style:writing-mode="lr-tb"/>
    </style:style>
    <style:style style:name="P17" style:family="paragraph" style:parent-style-name="Standard">
      <style:paragraph-properties fo:margin-left="1.27cm" fo:margin-right="0cm" fo:margin-top="0cm" fo:margin-bottom="0cm" fo:line-height="100%" fo:text-align="justify" style:justify-single-word="false" fo:keep-together="always" fo:orphans="2" fo:widows="2" fo:text-indent="0cm" style:auto-text-indent="false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style:font-name="Arial" fo:font-size="11pt" style:font-name-asian="Arial" style:font-size-asian="11pt" style:font-name-complex="Arial" style:font-size-complex="11pt"/>
    </style:style>
    <style:style style:name="T7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fr1" style:family="graphic" style:parent-style-name="Graphics">
      <style:graphic-properties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Memória</text:span><text:span text:style-name="T2"> </text:span><text:span text:style-name="T2">Virtual</text:span><text:span text:style-name="T2"><text:line-break/></text:span><text:span text:style-name="T2">Caso</text:span><text:span text:style-name="T2"> </text:span><text:span text:style-name="T2">de</text:span><text:span text:style-name="T2"> </text:span><text:span text:style-name="T2">Uso</text:span><text:span text:style-name="T2">: </text:span><text:span text:style-name="T2">Excluir</text:span><text:span text:style-name="T2"> </text:span><text:span text:style-name="T2">Bem</text:span><text:span text:style-name="T2"> </text:span><text:span text:style-name="T2">Patrimonial</text:span></text:p>
      <text:p text:style-name="P6"><text:span text:style-name="T3"><text:s/></text:span><text:span text:style-name="T3">Breve</text:span><text:span text:style-name="T3"> </text:span><text:span text:style-name="T3">Descrição</text:span></text:p>
      <text:p text:style-name="P2"><text:span text:style-name="T4"><text:tab/>Este caso de uso permite a</text:span><text:span text:style-name="T6">o usuário </text:span><text:span text:style-name="T4">excl</text:span><text:span text:style-name="T6">uir</text:span><text:span text:style-name="T4"> </text:span><text:span text:style-name="T6">um bem </text:span><text:span text:style-name="T4">patrimonial do cache do dispositivo</text:span><text:span text:style-name="T6">.</text:span></text:p>
      <text:p text:style-name="P6"><text:span text:style-name="T3"><text:s/></text:span><text:span text:style-name="T3">Breve</text:span><text:span text:style-name="T3"> </text:span><text:span text:style-name="T3">Descrição</text:span><text:span text:style-name="T3"> </text:span><text:span text:style-name="T3">dos</text:span><text:span text:style-name="T3"> </text:span><text:span text:style-name="T3">Atores</text:span></text:p>
      <text:list xml:id="list1846753263691156414" text:style-name="LS1">
        <text:list-item>
          <text:p text:style-name="P13"><text:span text:style-name="T6">Usuário</text:span><text:span text:style-name="T6">: </text:span><text:span text:style-name="T6">Pode</text:span><text:span text:style-name="T6"> </text:span><text:span text:style-name="T6">excluir</text:span><text:span text:style-name="T6"> </text:span><text:span text:style-name="T6">um</text:span><text:span text:style-name="T6"> </text:span><text:span text:style-name="T6">bem</text:span><text:span text:style-name="T6"> </text:span><text:span text:style-name="T6">patrimonial</text:span><text:span text:style-name="T6">.</text:span></text:p>
        </text:list-item>
      </text:list>
      <text:p text:style-name="P7"><text:span text:style-name="T3"><text:s/></text:span><text:span text:style-name="T3">Pré</text:span><text:span text:style-name="T3">-</text:span><text:span text:style-name="T3">condições</text:span></text:p>
      <text:p text:style-name="P10"><text:span text:style-name="T6">Haver um ou mais Bens Patrimoniais cadastrados.<text:tab/></text:span></text:p>
      <text:p text:style-name="P6"><text:span text:style-name="T3"><text:s/></text:span><text:span text:style-name="T3">Fluxo</text:span><text:span text:style-name="T3"> </text:span><text:span text:style-name="T3">Básico</text:span><text:span text:style-name="T3"> </text:span><text:span text:style-name="T3">de</text:span><text:span text:style-name="T3"> </text:span><text:span text:style-name="T3">eventos</text:span></text:p>
      <text:list xml:id="list7115770882176435209" text:style-name="LS2">
        <text:list-item>
          <text:p text:style-name="P14"><text:span text:style-name="T6">O</text:span><text:span text:style-name="T6"> </text:span><text:span text:style-name="T6">usuário</text:span><text:span text:style-name="T6"> </text:span><text:span text:style-name="T6">seleciona</text:span><text:span text:style-name="T6"> </text:span><text:span text:style-name="T6">um</text:span><text:span text:style-name="T6"> </text:span><text:span text:style-name="T6">bem</text:span><text:span text:style-name="T6"> </text:span><text:span text:style-name="T6">para</text:span><text:span text:style-name="T6"> </text:span><text:span text:style-name="T6">exclusão</text:span><text:span text:style-name="T6">.</text:span></text:p>
        </text:list-item>
        <text:list-item>
          <text:p text:style-name="P14"><text:span text:style-name="T6">O</text:span><text:span text:style-name="T6"> </text:span><text:span text:style-name="T6">usuário</text:span><text:span text:style-name="T6"> </text:span><text:span text:style-name="T6">clica</text:span><text:span text:style-name="T6"> </text:span><text:span text:style-name="T6">no</text:span><text:span text:style-name="T6"> </text:span><text:span text:style-name="T6">botão</text:span><text:span text:style-name="T6"> </text:span><text:span text:style-name="T6">excluir</text:span><text:span text:style-name="T6">.</text:span></text:p>
        </text:list-item>
        <text:list-item>
          <text:p text:style-name="P14"><text:span text:style-name="T6">Uma</text:span><text:span text:style-name="T6"> </text:span><text:span text:style-name="T6">janela</text:span><text:span text:style-name="T6"> </text:span><text:span text:style-name="T6">de</text:span><text:span text:style-name="T6"> </text:span><text:span text:style-name="T6">confirmação</text:span><text:span text:style-name="T6"> </text:span><text:span text:style-name="T6">é</text:span><text:span text:style-name="T6"> </text:span><text:span text:style-name="T6">mostrada</text:span><text:span text:style-name="T6"> </text:span><text:span text:style-name="T6">com</text:span><text:span text:style-name="T6"> </text:span><text:span text:style-name="T6">a</text:span><text:span text:style-name="T6"> </text:span><text:span text:style-name="T6">seguinte</text:span><text:span text:style-name="T6"> </text:span><text:span text:style-name="T6">mensagem</text:span><text:span text:style-name="T6">: "</text:span><text:span text:style-name="T6">Deseja</text:span><text:span text:style-name="T6"> </text:span><text:span text:style-name="T6">realmente</text:span><text:span text:style-name="T6"> </text:span><text:span text:style-name="T6">excluir</text:span><text:span text:style-name="T6"> </text:span><text:span text:style-name="T6">o</text:span><text:span text:style-name="T6"> </text:span><text:span text:style-name="T6">bem</text:span><text:span text:style-name="T6"> </text:span><text:span text:style-name="T6">patrimonial</text:span><text:span text:style-name="T6">?" </text:span><text:span text:style-name="T6">e</text:span><text:span text:style-name="T6"> </text:span><text:span text:style-name="T6">dois</text:span><text:span text:style-name="T6"> </text:span><text:span text:style-name="T6">botão</text:span><text:span text:style-name="T6"> "</text:span><text:span text:style-name="T6">Sim</text:span><text:span text:style-name="T6">" </text:span><text:span text:style-name="T6">e</text:span><text:span text:style-name="T6"> "</text:span><text:span text:style-name="T6">Não</text:span><text:span text:style-name="T6">"</text:span></text:p>
        </text:list-item>
        <text:list-item>
          <text:p text:style-name="P14"><text:span text:style-name="T6">O</text:span><text:span text:style-name="T6"> </text:span><text:span text:style-name="T6">usuário</text:span><text:span text:style-name="T6"> </text:span><text:span text:style-name="T6">clica</text:span><text:span text:style-name="T6"> </text:span><text:span text:style-name="T6">no</text:span><text:span text:style-name="T6"> </text:span><text:span text:style-name="T6">botão</text:span><text:span text:style-name="T6"> '</text:span><text:span text:style-name="T6">Sim</text:span><text:span text:style-name="T6">;</text:span></text:p>
        </text:list-item>
        <text:list-item>
          <text:p text:style-name="P14"><text:span text:style-name="T6">O</text:span><text:span text:style-name="T6"> </text:span><text:span text:style-name="T6">bem</text:span><text:span text:style-name="T6"> </text:span><text:span text:style-name="T6">é</text:span><text:span text:style-name="T6"> </text:span><text:span text:style-name="T6">excluído</text:span><text:span text:style-name="T6"> </text:span><text:span text:style-name="T6">e</text:span><text:span text:style-name="T6"> </text:span><text:span text:style-name="T6">uma</text:span><text:span text:style-name="T6"> </text:span><text:span text:style-name="T6">mensagem</text:span><text:span text:style-name="T6"> </text:span><text:span text:style-name="T6">é</text:span><text:span text:style-name="T6"> </text:span><text:span text:style-name="T6">exibida</text:span><text:span text:style-name="T6"> "</text:span><text:span text:style-name="T6">Bem</text:span><text:span text:style-name="T6"> </text:span><text:span text:style-name="T6">excluído</text:span><text:span text:style-name="T6"> </text:span><text:span text:style-name="T6">com</text:span><text:span text:style-name="T6"> </text:span><text:span text:style-name="T6">sucesso</text:span><text:span text:style-name="T6">.</text:span></text:p>
        </text:list-item>
      </text:list>
      <text:p text:style-name="P6"><text:span text:style-name="T3"><text:s/></text:span><text:span text:style-name="T3">Fluxos</text:span><text:span text:style-name="T3"> </text:span><text:span text:style-name="T3">Alternativos</text:span></text:p>
      <text:p text:style-name="P8"><text:span text:style-name="T5">Fluxo</text:span><text:span text:style-name="T5"> </text:span><text:span text:style-name="T5">Alternativo</text:span><text:span text:style-name="T5"> 1</text:span></text:p>
      <text:p text:style-name="P11"><text:span text:style-name="T4">Se</text:span><text:span text:style-name="T4"> </text:span><text:span text:style-name="T4">no</text:span><text:span text:style-name="T4"> </text:span><text:span text:style-name="T4">passo</text:span><text:span text:style-name="T4"> </text:span><text:span text:style-name="T7">3</text:span><text:span text:style-name="T4"> </text:span><text:span text:style-name="T4">do</text:span><text:span text:style-name="T4"> </text:span><text:span text:style-name="T5">Fluxo</text:span><text:span text:style-name="T5"> </text:span><text:span text:style-name="T5">Básico</text:span><text:span text:style-name="T4"> </text:span><text:span text:style-name="T4">o</text:span><text:span text:style-name="T4"> </text:span><text:span text:style-name="T4">usuário</text:span><text:span text:style-name="T6"> </text:span><text:span text:style-name="T4">selecionar</text:span><text:span text:style-name="T4"> </text:span><text:span text:style-name="T4">a</text:span><text:span text:style-name="T4"> </text:span><text:span text:style-name="T4">opção</text:span><text:span text:style-name="T4"> “</text:span><text:span text:style-name="T6">Não</text:span><text:span text:style-name="T4">”</text:span><text:span text:style-name="T6">.</text:span></text:p>
      <text:p text:style-name="P17"><text:span text:style-name="T6">O Sistema irá voltar para a lista de dados.</text:span><text:span text:style-name="T5"> <text:s/></text:span></text:p>
      <text:p text:style-name="P6"><text:span text:style-name="T3"><text:s/></text:span><text:span text:style-name="T3">Pós</text:span><text:span text:style-name="T3">-</text:span><text:span text:style-name="T3">condições</text:span></text:p>
      <text:list xml:id="list2020959802916784158" text:style-name="LS3">
        <text:list-item>
          <text:list>
            <text:list-item>
              <text:p text:style-name="P15"><text:span text:style-name="T4">Fluxo</text:span><text:span text:style-name="T4"> </text:span><text:span text:style-name="T4">Básico</text:span><text:span text:style-name="T4">: </text:span><text:span text:style-name="T4">O</text:span><text:span text:style-name="T4"> </text:span><text:span text:style-name="T4">cadastro</text:span><text:span text:style-name="T4"> </text:span><text:span text:style-name="T4">do</text:span><text:span text:style-name="T4"> </text:span><text:span text:style-name="T4">bem</text:span><text:span text:style-name="T4"> </text:span><text:span text:style-name="T4">é</text:span><text:span text:style-name="T4"> </text:span><text:span text:style-name="T4">excluído</text:span><text:span text:style-name="T4"> </text:span><text:span text:style-name="T4">do</text:span><text:span text:style-name="T4"> </text:span><text:span text:style-name="T4">sistema</text:span><text:span text:style-name="T4">;</text:span></text:p>
            </text:list-item>
            <text:list-item>
              <text:p text:style-name="P15"><text:span text:style-name="T4">Fluxo</text:span><text:span text:style-name="T4"> </text:span><text:span text:style-name="T4">Alternativo</text:span><text:span text:style-name="T4"> 1: </text:span><text:span text:style-name="T4">Não</text:span><text:span text:style-name="T4"> </text:span><text:span text:style-name="T4">ocorre</text:span><text:span text:style-name="T4"> </text:span><text:span text:style-name="T4">alteração</text:span><text:span text:style-name="T4"> </text:span><text:span text:style-name="T6">nos</text:span><text:span text:style-name="T6"> </text:span><text:span text:style-name="T6">dados</text:span><text:span text:style-name="T4">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fo:margin-top="0.423cm" fo:margin-bottom="0.106cm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Subtitle" style:family="paragraph" style:parent-style-name="Standard" style:class="chapter">
      <style:paragraph-properties fo:margin-top="0cm" fo:margin-bottom="0.106cm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635cm" text:min-label-width="1.27cm"/>
        <style:text-properties style:font-name="Verdana1"/>
      </text:list-level-style-bullet>
      <text:list-level-style-bullet text:level="2" text:style-name="List1Level1" text:bullet-char="◦">
        <style:list-level-properties text:space-before="1.905cm" text:min-label-width="0.635cm"/>
        <style:text-properties style:font-name="Courier New1"/>
      </text:list-level-style-bullet>
      <text:list-level-style-bullet text:level="3" text:style-name="List1Level2" text:bullet-char="▪">
        <style:list-level-properties text:space-before="3.493cm"/>
        <style:text-properties style:font-name="Courier New1"/>
      </text:list-level-style-bullet>
      <text:list-level-style-bullet text:level="4" text:style-name="List1Level3" text:bullet-char="•">
        <style:list-level-properties text:space-before="4.445cm"/>
        <style:text-properties style:font-name="Courier New1"/>
      </text:list-level-style-bullet>
      <text:list-level-style-bullet text:level="5" text:style-name="List1Level4" text:bullet-char="◦">
        <style:list-level-properties text:space-before="5.715cm"/>
        <style:text-properties style:font-name="Courier New1"/>
      </text:list-level-style-bullet>
      <text:list-level-style-bullet text:level="6" text:style-name="List1Level5" text:bullet-char="▪">
        <style:list-level-properties text:space-before="7.303cm"/>
        <style:text-properties style:font-name="Courier New1"/>
      </text:list-level-style-bullet>
      <text:list-level-style-bullet text:level="7" text:style-name="List1Level6" text:bullet-char="•">
        <style:list-level-properties text:space-before="8.255cm"/>
        <style:text-properties style:font-name="Courier New1"/>
      </text:list-level-style-bullet>
      <text:list-level-style-bullet text:level="8" text:style-name="List1Level7" text:bullet-char="◦">
        <style:list-level-properties text:space-before="9.525cm"/>
        <style:text-properties style:font-name="Courier New1"/>
      </text:list-level-style-bullet>
      <text:list-level-style-bullet text:level="9" text:style-name="List1Level8" text:bullet-char="▪">
        <style:list-level-properties text:space-before="11.113cm"/>
        <style:text-properties style:font-name="Courier Ne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prefix=" " style:num-suffix="." style:num-format="1">
        <style:list-level-properties text:space-before="0.635cm" text:min-label-width="1.376cm"/>
      </text:list-level-style-number>
      <text:list-level-style-number text:level="2" text:style-name="List2Level1" style:num-prefix=" " style:num-suffix=")" style:num-format="a">
        <style:list-level-properties text:space-before="1.905cm" text:min-label-width="0.741cm"/>
      </text:list-level-style-number>
      <text:list-level-style-bullet text:level="3" text:style-name="List2Level2" text:bullet-char="•">
        <style:list-level-properties text:space-before="3.493cm"/>
        <style:text-properties style:font-name="Verdana1"/>
      </text:list-level-style-bullet>
      <text:list-level-style-bullet text:level="4" text:style-name="List2Level3" text:bullet-char="•">
        <style:list-level-properties text:space-before="4.445cm"/>
        <style:text-properties style:font-name="Verdana1"/>
      </text:list-level-style-bullet>
      <text:list-level-style-bullet text:level="5" text:style-name="List2Level4" text:bullet-char="•">
        <style:list-level-properties text:space-before="5.715cm"/>
        <style:text-properties style:font-name="Verdana1"/>
      </text:list-level-style-bullet>
      <text:list-level-style-bullet text:level="6" text:style-name="List2Level5" text:bullet-char="•">
        <style:list-level-properties text:space-before="7.303cm"/>
        <style:text-properties style:font-name="Verdana1"/>
      </text:list-level-style-bullet>
      <text:list-level-style-bullet text:level="7" text:style-name="List2Level6" text:bullet-char="•">
        <style:list-level-properties text:space-before="8.255cm"/>
        <style:text-properties style:font-name="Verdana1"/>
      </text:list-level-style-bullet>
      <text:list-level-style-bullet text:level="8" text:style-name="List2Level7" text:bullet-char="•">
        <style:list-level-properties text:space-before="9.525cm"/>
        <style:text-properties style:font-name="Verdana1"/>
      </text:list-level-style-bullet>
      <text:list-level-style-bullet text:level="9" text:style-name="List2Level8" text:bullet-char="•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3Level1" text:bullet-char="•">
        <style:list-level-properties text:space-before="1.905cm" text:min-label-width="0.635cm"/>
        <style:text-properties style:font-name="Verdana1"/>
      </text:list-level-style-bullet>
      <text:list-level-style-bullet text:level="3" text:style-name="List3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3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Courier New1"/>
      </text:list-level-style-bullet>
      <text:list-level-style-bullet text:level="6" text:style-name="List3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3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Courier New1"/>
      </text:list-level-style-bullet>
      <text:list-level-style-bullet text:level="9" text:style-name="List3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154cm" fo:margin-left="0cm" table:align="left" style:writing-mode="lr-tb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11.765cm"/>
    </style:style>
    <style:style style:name="Tabela1.C" style:family="table-column">
      <style:table-column-properties style:column-width="3.378cm"/>
    </style:style>
    <style:style style:name="Tabela1.A1" style:family="table-cell">
      <style:table-cell-properties style:vertical-align="top" fo:padding-left="0.191cm" fo:padding-right="0.191cm" fo:padding-top="0cm" fo:padding-bottom="0cm" fo:border="0.035cm solid #000000"/>
    </style:style>
    <style:style style:name="MP1" style:family="paragraph" style:parent-style-name="Standard" style:master-page-name="Standard">
      <style:paragraph-properties fo:margin-left="0cm" fo:margin-right="0cm" fo:margin-top="0cm" fo:margin-bottom="0.353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MP6" style:family="paragraph" style:parent-style-name="Standard">
      <style:paragraph-properties fo:margin-left="0cm" fo:margin-right="0.12cm" fo:margin-top="0.071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2"><draw:frame draw:style-name="Mfr1" draw:name="1" text:anchor-type="as-char" svg:width="1.512cm" svg:height="1.266cm" draw:z-index="0"><draw:image xlink:href="Pictures/100002010000008200000082945FDF38.png" xlink:type="simple" xlink:show="embed" xlink:actuate="onLoad"/></draw:frame></text:p>
              <text:p text:style-name="MP3"/>
            </table:table-cell>
            <table:table-cell table:style-name="Tabela1.A1" office:value-type="string">
              <text:p text:style-name="MP4"/>
              <text:p text:style-name="MP5"><text:span text:style-name="MT1">Documento</text:span><text:span text:style-name="MT1"> </text:span><text:span text:style-name="MT1">de</text:span><text:span text:style-name="MT1"> </text:span><text:span text:style-name="MT1">Especificação</text:span><text:span text:style-name="MT1"> </text:span><text:span text:style-name="MT1">de</text:span><text:span text:style-name="MT1"> </text:span><text:span text:style-name="MT1">Casos</text:span><text:span text:style-name="MT1"> </text:span><text:span text:style-name="MT1">de</text:span><text:span text:style-name="MT1"> </text:span><text:span text:style-name="MT1">Uso</text:span><text:span text:style-name="MT1"> </text:span></text:p>
            </table:table-cell>
            <table:table-cell table:style-name="Tabela1.A1" office:value-type="string">
              <text:p text:style-name="MP6"><text:span text:style-name="MT1">Versão</text:span><text:span text:style-name="MT1"> </text:span><text:span text:style-name="MT1">do</text:span><text:span text:style-name="MT1"> </text:span><text:span text:style-name="MT1">documento</text:span><text:span text:style-name="MT1">: </text:span><text:span text:style-name="MT1">1</text:span><text:span text:style-name="MT1">.0</text:span></text:p>
            </table:table-cell>
          </table:table-row>
          <table:table-row>
            <table:table-cell table:style-name="Tabela1.A1" office:value-type="string">
              <text:p text:style-name="MP7"/>
            </table:table-cell>
            <table:table-cell table:style-name="Tabela1.A1" office:value-type="string">
              <text:p text:style-name="MP7"/>
            </table:table-cell>
            <table:table-cell table:style-name="Tabela1.A1" office:value-type="string">
              <text:p text:style-name="MP2"><text:span text:style-name="MT1"><text:s text:c="2"/></text:span><text:span text:style-name="MT1">Data</text:span><text:span text:style-name="MT1">: <text:s/></text:span><text:span text:style-name="MT1">01</text:span><text:span text:style-name="MT1">/</text:span><text:span text:style-name="MT1">10</text:span><text:span text:style-name="MT1">/2014</text:span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dc:creator>Daniel </dc:creator>
    <meta:editing-cycles>2</meta:editing-cycles>
    <meta:document-statistic meta:table-count="1" meta:image-count="1" meta:object-count="0" meta:page-count="1" meta:paragraph-count="24" meta:word-count="168" meta:character-count="990"/>
    <dc:date>2014-11-03T11:25:52</dc:date>
    <meta:editing-duration>PT3M44S</meta:editing-duration>
  </office:meta>
</office:document-meta>
</file>